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P2" style:family="paragraph" style:parent-style-name="Standard">
      <style:paragraph-properties fo:margin-left="0.953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Normal_20__28_Web_29_">
      <style:paragraph-properties fo:margin-top="0cm" fo:margin-bottom="0cm" style:contextual-spacing="false"/>
    </style:style>
    <style:style style:name="P4" style:family="paragraph" style:parent-style-name="Normal_20__28_Web_29_">
      <style:paragraph-properties fo:margin-top="0cm" fo:margin-bottom="0cm" style:contextual-spacing="false"/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List_20_Paragraph" style:list-style-name="WWNum2"/>
    <style:style style:name="P7" style:family="paragraph" style:parent-style-name="Standard" style:list-style-name="WWNum9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Calibri" fo:language="ru" fo:country="RU" style:font-name-asian="Times New Roman1" style:language-asian="ru" style:country-asian="RU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d2b0"/>
    </style:style>
    <style:style style:name="T3" style:family="text">
      <style:text-properties fo:color="#000000" loext:opacity="100%" style:font-name="Calibri" fo:font-size="11pt" style:font-size-asian="11pt" style:font-size-complex="11pt"/>
    </style:style>
    <style:style style:name="T4" style:family="text">
      <style:text-properties fo:color="#000000" loext:opacity="100%" style:font-name="Calibri" fo:font-size="11pt" fo:language="en" fo:country="US" style:font-size-asian="11pt" style:font-size-complex="11pt"/>
    </style:style>
    <style:style style:name="T5" style:family="text">
      <style:text-properties officeooo:rsid="000ed2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6562864" text:style-name="Outline">
        <text:list-item>
          <text:h text:style-name="P5" text:outline-level="1">Лабораторные работы №<text:span text:style-name="T2">3</text:span></text:h>
          <text:list>
            <text:list-item>
              <text:h text:style-name="Heading_20_2" text:outline-level="2">Цель работы</text:h>
            </text:list-item>
          </text:list>
        </text:list-item>
      </text:list>
      <text:p text:style-name="Standard">Приобретение практических навыков в:</text:p>
      <text:list text:style-name="WWNum2">
        <text:list-item>
          <text:p text:style-name="P6">Освоение принципов работы с файловыми системами</text:p>
        </text:list-item>
        <text:list-item>
          <text:p text:style-name="P6">Обеспечение обмена данных между процессами посредством технологии «<text:span text:style-name="T1">File</text:span> <text:span text:style-name="T1">mapping</text:span>»</text:p>
        </text:list-item>
      </text:list>
      <text:list xml:id="list14648465695427" text:continue-list="list136562864" text:style-name="Outline">
        <text:list-item>
          <text:list>
            <text:list-item>
              <text:h text:style-name="Heading_20_2" text:outline-level="2">Задание</text:h>
            </text:list-item>
          </text:list>
        </text:list-item>
      </text:list>
      <text:p text:style-name="P3"><text:span text:style-name="T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/text:span><text:span text:style-name="T4">memory</text:span><text:span text:style-name="T3">-</text:span><text:span text:style-name="T4">mapped</text:span><text:span text:style-name="T3"> </text:span><text:span text:style-name="T4">files</text:span><text:span text:style-name="T3">).</text:span></text:p>
      <text:p text:style-name="P4">Необходимо обрабатывать системные ошибки, которые могут возникнуть в результате работы.</text:p>
      <text:p text:style-name="Standard"/>
      <text:list xml:id="list14648443793235" text:continue-numbering="true" text:style-name="Outline">
        <text:list-item>
          <text:list>
            <text:list-item>
              <text:h text:style-name="Heading_20_2" text:outline-level="2">Варианты задания</text:h>
            </text:list-item>
          </text:list>
        </text:list-item>
      </text:list>
      <text:list text:style-name="WWNum9">
        <text:list-header>
          <text:p text:style-name="P7">См. лабораторная работа №<text:span text:style-name="T5">1</text:span>.</text:p>
        </text:list-header>
      </text:list>
      <text:p text:style-name="P1"/>
      <text:p text:style-name="P1">Варианты выбираются такие же как и в лабораторной работе №<text:span text:style-name="T5">1</text:span>.<text:bookmark text:name="_GoBack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има Д</meta:initial-creator>
    <meta:editing-cycles>33</meta:editing-cycles>
    <meta:print-date>2014-09-08T21:01:00</meta:print-date>
    <meta:creation-date>2013-08-19T05:02:00</meta:creation-date>
    <dc:date>2023-10-19T01:46:46.471000000</dc:date>
    <meta:editing-duration>PT52M41S</meta:editing-duration>
    <meta:generator>LibreOffice/7.4.2.3$Windows_X86_64 LibreOffice_project/382eef1f22670f7f4118c8c2dd222ec7ad009daf</meta:generator>
    <meta:document-statistic meta:table-count="0" meta:image-count="0" meta:object-count="0" meta:page-count="1" meta:paragraph-count="11" meta:word-count="103" meta:character-count="793" meta:non-whitespace-character-count="7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